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style:font-name="Courier New" officeooo:rsid="000356d4" officeooo:paragraph-rsid="000356d4"/>
    </style:style>
    <style:style style:name="P2" style:family="paragraph" style:parent-style-name="Text_20_body">
      <style:text-properties style:font-name="Courier New" officeooo:rsid="000356d4" officeooo:paragraph-rsid="000356d4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6cm" style:auto-text-indent="false" style:page-number="auto" fo:background-color="transparent"/>
      <style:text-properties style:font-name="Courier New" officeooo:rsid="000356d4" officeooo:paragraph-rsid="000356d4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6cm" style:auto-text-indent="false" fo:background-color="transparent"/>
      <style:text-properties style:font-name="Courier New" officeooo:rsid="000356d4" officeooo:paragraph-rsid="000356d4"/>
    </style:style>
    <style:style style:name="P5" style:family="paragraph" style:parent-style-name="Title">
      <style:text-properties style:font-name="Courier New" officeooo:rsid="000356d4" officeooo:paragraph-rsid="000356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iniestação Meteorológica</text:p>
      <text:p text:style-name="P1">Relatório 8</text:p>
      <text:p text:style-name="P2"/>
      <text:p text:style-name="P3">A espessura do casco deverá ser de 3mm;</text:p>
      <text:p text:style-name="P4">A estrutura de plástico deverá ser feita em PETG branco;</text:p>
      <text:p text:style-name="P4">As vedações dos furos e emendas serão feitas utilizando cola-quente ou silicone, aquele que possuir maior custo-benefíci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1:12:14.671000000</meta:creation-date>
    <dc:date>2021-10-22T11:15:33.228000000</dc:date>
    <meta:editing-duration>PT3M19S</meta:editing-duration>
    <meta:editing-cycles>1</meta:editing-cycles>
    <meta:document-statistic meta:table-count="0" meta:image-count="0" meta:object-count="0" meta:page-count="1" meta:paragraph-count="5" meta:word-count="39" meta:character-count="253" meta:non-whitespace-character-count="219"/>
    <meta:generator>LibreOffice/7.1.1.2$Windows_x86 LibreOffice_project/fe0b08f4af1bacafe4c7ecc87ce55bb426164676</meta:generator>
  </office:meta>
</office:document-meta>
</file>